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42fd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42fd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42fd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42fd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42f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42fd"/>
    </style:style>
    <style:style style:name="P9" style:family="paragraph" style:parent-style-name="Table_20_Contents">
      <style:paragraph-properties>
        <style:tab-stops/>
      </style:paragraph-properties>
      <style:text-properties officeooo:paragraph-rsid="000142f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3fced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4c838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0264b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normal" fo:font-weight="normal" officeooo:rsid="0004c838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10" style:family="text">
      <style:text-properties officeooo:rsid="000264b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264b1" style:font-weight-asian="normal" style:font-weight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0264b1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2" style:family="text">
      <style:text-properties style:font-name="Liberation Serif" style:text-underline-style="none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style:font-name="Liberation Serif" style:text-underline-style="none" fo:font-weight="normal" officeooo:rsid="0004c838" style:font-name-asian="Times New Roman" style:font-weight-asian="normal" style:font-name-complex="Times New Roman" style:font-weight-complex="normal"/>
    </style:style>
    <style:style style:name="T24" style:family="text">
      <style:text-properties style:font-name="Liberation Serif" officeooo:rsid="0004c838"/>
    </style:style>
    <style:style style:name="T25" style:family="text">
      <style:text-properties officeooo:rsid="0004c8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3">9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4">Nom </text:span>: <text:span text:style-name="T10">Créer un nouveau topic</text:span></text:p>
            <text:p text:style-name="P2"><text:span text:style-name="T13">Acteur(s) </text:span><text:span text:style-name="T11">: Utilisateur, Accéder à </text:span><text:span text:style-name="T24">un</text:span><text:span text:style-name="T11"> compte</text:span></text:p>
            <text:p text:style-name="P2"><text:span text:style-name="T13">Description </text:span><text:span text:style-name="T11">: </text:span><text:span text:style-name="Strong_20_Emphasis"><text:span text:style-name="T14">L'acteur crée un </text:span></text:span><text:span text:style-name="Strong_20_Emphasis"><text:span text:style-name="T15">topic</text:span></text:span></text:p>
            <text:p text:style-name="P3"><text:span text:style-name="T4">Auteur </text:span>: Deroussen Nicolas</text:p>
            <text:p text:style-name="P3"><text:span text:style-name="T4">Date </text:span>: 06/08/2020</text:p>
            <text:p text:style-name="P2"><text:span text:style-name="T13">Pré-conditions </text:span><text:span text:style-name="T11">: </text:span><text:span text:style-name="Strong_20_Emphasis"><text:span text:style-name="T22">Accéder à </text:span></text:span><text:span text:style-name="Strong_20_Emphasis"><text:span text:style-name="T23">un</text:span></text:span><text:span text:style-name="Strong_20_Emphasis"><text:span text:style-name="T22"> compte</text:span></text:span></text:p>
            <text:p text:style-name="P3"><text:span text:style-name="T4">Démarrage </text:span>: L’<text:span text:style-name="T5">utilisateur </text:span>a demandé la création d’un <text:span text:style-name="T10">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2">DESCRIPTION</text:span></text:span></text:p>
            <text:p text:style-name="P5"><text:bookmark text:name="r-2111665111"/><text:span text:style-name="Strong_20_Emphasis"><text:span text:style-name="T12">Le scénario nominal :</text:span></text:span></text:p>
            <text:p text:style-name="P6"><text:bookmark text:name="r-2111666111"/><text:span text:style-name="Strong_20_Emphasis"><text:span text:style-name="T16">1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affiche la page de création d’un </text:span></text:span><text:span text:style-name="Emphasis"><text:span text:style-name="T17">topic</text:span></text:span><text:span text:style-name="Emphasis"><text:span text:style-name="T16">.</text:span></text:span><text:span text:style-name="T11"><text:line-break/></text:span><text:span text:style-name="Strong_20_Emphasis"><text:span text:style-name="T1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6"> rédige </text:span></text:span><text:span text:style-name="Emphasis"><text:span text:style-name="T7">son message </text:span></text:span><text:span text:style-name="Emphasis"><text:span text:style-name="T8">dans un nouveau topic</text:span></text:span><text:span text:style-name="Emphasis"><text:span text:style-name="T6">.</text:span></text:span><text:span text:style-name="T11"><text:line-break/></text:span><text:span text:style-name="Strong_20_Emphasis"><text:span text:style-name="T16">3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enregistre les modifications de l'</text:span></text:span><text:span text:style-name="Emphasis"><text:span text:style-name="T19">utilisateur</text:span></text:span><text:span text:style-name="Emphasis"><text:span text:style-name="T16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2">Les scénarios alternatifs :</text:span></text:span></text:p>
            <text:p text:style-name="P6"><text:span text:style-name="Emphasis"><text:span text:style-name="T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9"> </text:span></text:span><text:span text:style-name="Emphasis"><text:span text:style-name="T6">décide de quitter la page de création d’un </text:span></text:span><text:span text:style-name="Emphasis"><text:span text:style-name="T7">topic</text:span></text:span><text:span text:style-name="Emphasis"><text:span text:style-name="T6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2">Les scénarios d'exceptions :</text:span></text:span></text:p>
            <text:p text:style-name="P7"><text:span text:style-name="Emphasis"><text:span text:style-name="T16">2. L'</text:span></text:span><text:span text:style-name="Emphasis"><text:span text:style-name="T19">utilisateur</text:span></text:span><text:span text:style-name="Emphasis"><text:span text:style-name="T16"> écrit des informations incorrectes dans l’article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2">Fin : </text:span></text:span><text:span text:style-name="Strong_20_Emphasis"><text:span text:style-name="T14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2">Post-conditions : </text:span></text:span><text:span text:style-name="T11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5T15:06:14.770000000</dc:date>
    <meta:editing-duration>PT2M12S</meta:editing-duration>
    <meta:editing-cycles>5</meta:editing-cycles>
    <meta:document-statistic meta:table-count="1" meta:image-count="0" meta:object-count="0" meta:page-count="1" meta:paragraph-count="17" meta:word-count="118" meta:character-count="747" meta:non-whitespace-character-count="646"/>
  </office:meta>
</office:document-meta>
</file>